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2b55" officeooo:paragraph-rsid="00092b55"/>
    </style:style>
    <style:style style:name="P2" style:family="paragraph" style:parent-style-name="Standard">
      <style:text-properties officeooo:rsid="00092e21" officeooo:paragraph-rsid="00092e21"/>
    </style:style>
    <style:style style:name="T1" style:family="text">
      <style:text-properties officeooo:rsid="00092e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ja les stategies sont je pense différents truc a faire en fin de temps</text:p>
      <text:p text:style-name="P1">(1 seul licenciement/recrutement max)</text:p>
      <text:p text:style-name="P1">(x deplacement de lot)</text:p>
      <text:p text:style-name="P1">(1 lot a supprimer)</text:p>
      <text:p text:style-name="P1"/>
      <text:p text:style-name="P1">-idee 1</text:p>
      <text:p text:style-name="P1">on compte le nombre d’employés inactif, s’ils sont <text:span text:style-name="T1">inferieurs</text:span> a x (x=5 par exemple) on embauche un ouvrier specialisés dans une piece d’un meuble en attente ou une piece peu represente (faudra faire une liste de toute les piéces possible puisqu’on doit gerer les recrutement aléatoirement)</text:p>
      <text:p text:style-name="P1">si les chefs n’ont plus de place on recrute un chef brico (les chefs stocks c’est nul, vraiment 0 rentabilités, ils font moins de chose qu’un simple ouvrier en 2 fois plus chers)</text:p>
      <text:p text:style-name="P2">si superieurs, on licencie</text:p>
      <text:p text:style-name="P1"/>
      <text:p text:style-name="P1">Tout les 5/10 pas on pourrait d’optimiser le rangement en laissant le moins d’espace vide entre 2 lots</text:p>
      <text:p text:style-name="P1"/>
      <text:p text:style-name="P2">supprimer si une piece revient trop de fois genre un sixieme de la taille de l’entrepot</text:p>
      <text:p text:style-name="P2"/>
      <text:p text:style-name="P2"/>
      <text:p text:style-name="P2"/>
      <text:p text:style-name="P2">-idee 2</text:p>
      <text:p text:style-name="P2">juste recruter qaund on a un que des actifs, on recrute selon un besoins sinon on laisse faire</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3T00:38:34.235000000</meta:creation-date>
    <meta:generator>LibreOffice/6.0.6.2$Windows_X86_64 LibreOffice_project/0c292870b25a325b5ed35f6b45599d2ea4458e77</meta:generator>
    <dc:date>2020-12-13T00:51:28.207000000</dc:date>
    <meta:editing-duration>PT12M58S</meta:editing-duration>
    <meta:editing-cycles>2</meta:editing-cycles>
    <meta:document-statistic meta:table-count="0" meta:image-count="0" meta:object-count="0" meta:page-count="1" meta:paragraph-count="12" meta:word-count="165" meta:character-count="940" meta:non-whitespace-character-count="787"/>
  </office:meta>
</office:document-meta>
</file>